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5DB39E00080EF240802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1c1c" draw:fill-color="#dedce6" draw:textarea-horizontal-align="justify" draw:textarea-vertical-align="middle" draw:auto-grow-height="false" fo:min-height="14.75cm" fo:min-width="14.3cm"/>
    </style:style>
    <style:style style:name="gr2" style:family="graphic" style:parent-style-name="objectwithoutfill">
      <style:graphic-properties svg:stroke-width="0.053cm" svg:stroke-color="#ffa6a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fill-color="#666666" draw:textarea-horizontal-align="justify" draw:textarea-vertical-align="middle" draw:auto-grow-height="false" fo:min-height="0.05cm" fo:min-width="0.2cm"/>
    </style:style>
    <style:style style:name="gr4" style:family="graphic" style:parent-style-name="standard">
      <style:graphic-properties svg:stroke-width="0.053cm" svg:stroke-color="#a1467e" draw:marker-start-width="0.279cm" draw:marker-end-width="0.279cm" draw:fill-color="#dedce6" draw:opacity="0%" draw:textarea-horizontal-align="justify" draw:textarea-vertical-align="middle" draw:auto-grow-height="false" fo:min-height="5.181cm" fo:min-width="5.623cm" fo:padding-top="0.151cm" fo:padding-bottom="0.151cm" fo:padding-left="0.276cm" fo:padding-right="0.276cm"/>
    </style:style>
    <style:style style:name="gr5" style:family="graphic" style:parent-style-name="standard">
      <style:graphic-properties draw:fill-color="#e8a202" draw:textarea-horizontal-align="justify" draw:textarea-vertical-align="middle" draw:auto-grow-height="false" fo:min-height="0.687cm" fo:min-width="0.449cm"/>
    </style:style>
    <style:style style:name="gr6" style:family="graphic" style:parent-style-name="standard">
      <style:graphic-properties draw:fill-color="#e8a202" draw:textarea-horizontal-align="justify" draw:textarea-vertical-align="middle" draw:auto-grow-height="false" fo:min-height="0.687cm" fo:min-width="0.448cm"/>
    </style:style>
    <style:style style:name="gr7" style:family="graphic" style:parent-style-name="standard">
      <style:graphic-properties draw:fill-color="#e8a202" draw:textarea-horizontal-align="justify" draw:textarea-vertical-align="middle" draw:auto-grow-height="false" fo:min-height="0.687cm" fo:min-width="0.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4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e8a202" draw:opacity="0%" draw:textarea-horizontal-align="justify" draw:textarea-vertical-align="middle" draw:auto-grow-height="false" fo:min-height="2.195cm" fo:min-width="1.839cm"/>
    </style:style>
    <style:style style:name="gr11" style:family="graphic" style:parent-style-name="objectwithoutfill">
      <style:graphic-properties svg:stroke-width="0.035cm" svg:stroke-color="#5983b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a9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fill-color="#e8a202" draw:textarea-horizontal-align="justify" draw:textarea-vertical-align="middle" draw:auto-grow-height="false" fo:min-height="0.184cm" fo:min-width="0.384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1.247cm"/>
    </style:style>
    <style:style style:name="P1" style:family="paragraph">
      <loext:graphic-properties draw:fill-color="#dedce6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-color="#dedce6" draw:opacity="0%"/>
      <style:paragraph-properties fo:text-align="center"/>
    </style:style>
    <style:style style:name="P5" style:family="paragraph">
      <loext:graphic-properties draw:fill-color="#e8a202"/>
      <style:paragraph-properties fo:text-align="center"/>
    </style:style>
    <style:style style:name="P6" style:family="paragraph">
      <loext:graphic-properties draw:fill-color="#e8a202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e8a202" draw:opacity="0%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8cm" svg:height="15cm" svg:x="0cm" svg:y="0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73cm" svg:y1="3.036cm" svg:x2="3.873cm" svg:y2="7.795cm">
          <text:p/>
        </draw:line>
        <draw:line draw:style-name="gr2" draw:text-style-name="P2" draw:layer="layout" svg:x1="1.88cm" svg:y1="13.396cm" svg:x2="9.129cm" svg:y2="13.412cm">
          <text:p/>
        </draw:line>
        <draw:line draw:style-name="gr2" draw:text-style-name="P2" draw:layer="layout" svg:x1="2.553cm" svg:y1="11.278cm" svg:x2="9.137cm" svg:y2="11.292cm">
          <text:p/>
        </draw:line>
        <draw:line draw:style-name="gr2" draw:text-style-name="P2" draw:layer="layout" svg:x1="3.211cm" svg:y1="9.087cm" svg:x2="9.133cm" svg:y2="9.101cm">
          <text:p/>
        </draw:line>
        <draw:custom-shape draw:style-name="gr3" draw:text-style-name="P3" draw:layer="layout" svg:width="0.7cm" svg:height="0.3cm" draw:transform="rotate (1.5707963267949) translate (3.729cm 5.607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811cm" svg:y1="2.896cm" svg:x2="3.186cm" svg:y2="2.895cm">
          <text:p/>
        </draw:line>
        <draw:line draw:style-name="gr2" draw:text-style-name="P2" draw:layer="layout" svg:x1="3.205cm" svg:y1="2.89cm" svg:x2="3.205cm" svg:y2="9.1cm">
          <text:p/>
        </draw:line>
        <draw:custom-shape draw:style-name="gr4" draw:text-style-name="P4" draw:layer="layout" svg:width="6.767cm" svg:height="6.075cm" svg:x="3.36cm" svg:y="8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341cm" svg:height="1.325cm" svg:x="3.877cm" svg:y="10.5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1.34cm" svg:height="1.325cm" svg:x="8.369cm" svg:y="8.4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draw:layer="layout" svg:width="1.342cm" svg:height="1.325cm" svg:x="6.124cm" svg:y="8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cm" svg:height="0.3cm" draw:transform="rotate (1.5707963267949) translate (3.068cm 5.607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904cm" svg:y1="2.458cm" svg:x2="1.904cm" svg:y2="13.401cm">
          <text:p/>
        </draw:line>
        <draw:custom-shape draw:style-name="gr7" draw:text-style-name="P6" draw:layer="layout" svg:width="1.342cm" svg:height="1.325cm" svg:x="3.877cm" svg:y="8.4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5.85cm" svg:y1="2.472cm" svg:x2="1.889cm" svg:y2="2.472cm">
          <text:p/>
        </draw:line>
        <draw:custom-shape draw:style-name="gr3" draw:text-style-name="P3" draw:layer="layout" svg:width="0.7cm" svg:height="0.3cm" draw:transform="rotate (1.5707963267949) translate (1.746cm 5.607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834cm" svg:y1="2.711cm" svg:x2="2.558cm" svg:y2="2.711cm">
          <text:p/>
        </draw:line>
        <draw:line draw:style-name="gr2" draw:text-style-name="P2" draw:layer="layout" svg:x1="2.577cm" svg:y1="2.705cm" svg:x2="2.577cm" svg:y2="11.292cm">
          <text:p/>
        </draw:line>
        <draw:custom-shape draw:style-name="gr3" draw:text-style-name="P3" draw:layer="layout" svg:width="0.7cm" svg:height="0.3cm" draw:transform="rotate (1.5707963267949) translate (2.407cm 5.607cm)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21cm" svg:height="0.725cm" svg:x="5.102cm" svg:y="6.208cm">
          <draw:text-box>
            <text:p><text:span text:style-name="T1">Touch Matrix </text:span><text:span text:style-name="T1">button</text:span></text:p>
          </draw:text-box>
        </draw:frame>
        <draw:custom-shape draw:style-name="gr5" draw:text-style-name="P5" draw:layer="layout" svg:width="1.341cm" svg:height="1.325cm" svg:x="6.125cm" svg:y="10.5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1.341cm" svg:height="1.325cm" svg:x="8.368cm" svg:y="10.5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1.341cm" svg:height="1.325cm" svg:x="3.877cm" svg:y="12.7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1.341cm" svg:height="1.325cm" svg:x="6.125cm" svg:y="12.7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1.341cm" svg:height="1.325cm" svg:x="8.368cm" svg:y="12.7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5.819cm" svg:y1="3.063cm" svg:x2="3.859cm" svg:y2="3.063cm">
          <text:p/>
        </draw:line>
        <draw:line draw:style-name="gr2" draw:text-style-name="P2" draw:layer="layout" svg:x1="4.553cm" svg:y1="7.814cm" svg:x2="4.553cm" svg:y2="13.413cm">
          <text:p/>
        </draw:line>
        <draw:line draw:style-name="gr2" draw:text-style-name="P2" draw:layer="layout" svg:x1="6.784cm" svg:y1="7.515cm" svg:x2="6.784cm" svg:y2="13.432cm">
          <text:p/>
        </draw:line>
        <draw:line draw:style-name="gr2" draw:text-style-name="P2" draw:layer="layout" svg:x1="9.059cm" svg:y1="7.222cm" svg:x2="9.059cm" svg:y2="13.417cm">
          <text:p/>
        </draw:line>
        <draw:line draw:style-name="gr2" draw:text-style-name="P2" draw:layer="layout" svg:x1="5.827cm" svg:y1="3.261cm" svg:x2="4.518cm" svg:y2="3.261cm">
          <text:p/>
        </draw:line>
        <draw:line draw:style-name="gr2" draw:text-style-name="P2" draw:layer="layout" svg:x1="4.536cm" svg:y1="3.251cm" svg:x2="4.536cm" svg:y2="7.554cm">
          <text:p/>
        </draw:line>
        <draw:line draw:style-name="gr2" draw:text-style-name="P2" draw:layer="layout" svg:x1="4.581cm" svg:y1="7.793cm" svg:x2="3.842cm" svg:y2="7.793cm">
          <text:p/>
        </draw:line>
        <draw:line draw:style-name="gr2" draw:text-style-name="P2" draw:layer="layout" svg:x1="6.8cm" svg:y1="7.532cm" svg:x2="4.518cm" svg:y2="7.532cm">
          <text:p/>
        </draw:line>
        <draw:custom-shape draw:style-name="gr3" draw:text-style-name="P3" draw:layer="layout" svg:width="0.7cm" svg:height="0.3cm" draw:transform="rotate (1.5707963267949) translate (4.39cm 5.607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2cm" svg:y1="3.469cm" svg:x2="5.2cm" svg:y2="7.236cm">
          <text:p/>
        </draw:line>
        <draw:line draw:style-name="gr2" draw:text-style-name="P2" draw:layer="layout" svg:x1="9.079cm" svg:y1="7.23cm" svg:x2="5.171cm" svg:y2="7.23cm">
          <text:p/>
        </draw:line>
        <draw:custom-shape draw:style-name="gr3" draw:text-style-name="P3" draw:layer="layout" svg:width="0.7cm" svg:height="0.3cm" draw:transform="rotate (1.5707963267949) translate (5.049cm 5.607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837cm" svg:y1="3.491cm" svg:x2="5.186cm" svg:y2="3.491cm">
          <text:p/>
        </draw:line>
        <draw:frame draw:style-name="gr9" draw:text-style-name="P8" draw:layer="layout" svg:width="3.985cm" svg:height="5.904cm" svg:x="5.075cm" svg:y="0cm">
          <draw:image xlink:href="Pictures/10000201000003E8000005DB39E00080EF240802.png" xlink:type="simple" xlink:show="embed" xlink:actuate="onLoad" loext:mime-type="image/png">
            <text:p/>
          </draw:image>
        </draw:frame>
        <draw:custom-shape draw:style-name="gr10" draw:text-style-name="P9" draw:layer="layout" svg:width="3.307cm" svg:height="3.457cm" svg:x="9.927cm" svg:y="3.9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1" draw:text-style-name="P2" draw:layer="layout" svg:x1="11.378cm" svg:y1="5.647cm" svg:x2="11.795cm" svg:y2="5.647cm">
          <text:p/>
        </draw:line>
        <draw:line draw:style-name="gr12" draw:text-style-name="P2" draw:layer="layout" svg:x1="11.576cm" svg:y1="5.427cm" svg:x2="11.576cm" svg:y2="5.897cm">
          <text:p/>
        </draw:line>
        <draw:custom-shape draw:style-name="gr13" draw:text-style-name="P5" draw:layer="layout" svg:width="1.767cm" svg:height="1.301cm" draw:transform="rotate (-3.14159265358979) translate (12.46cm 5.4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5" draw:layer="layout" svg:width="1.767cm" svg:height="1.301cm" svg:x="10.693cm" svg:y="5.8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5" draw:layer="layout" svg:width="1.767cm" svg:height="1.301cm" draw:transform="rotate (1.5707963267949) translate (11.714cm 6.52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5" draw:layer="layout" svg:width="1.767cm" svg:height="1.301cm" draw:transform="rotate (-1.5707963267949) translate (11.458cm 4.7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996cm" svg:height="0.3cm" draw:transform="rotate (0.879820475930341) translate (9.224cm 8.4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3" draw:display-name="Hatching 3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3" draw:fill-image-name="Bitmap_20_1" draw:opacity="50%" draw:shadow-opacity="50%"/>
      <style:paragraph-properties fo:text-align="star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4.8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2T11:09:20.957827031</meta:creation-date>
    <dc:date>2020-12-02T22:34:57.870437526</dc:date>
    <meta:editing-duration>PT2H46M25S</meta:editing-duration>
    <meta:editing-cycles>22</meta:editing-cycles>
    <meta:generator>LibreOffice/6.1.5.2$Linux_X86_64 LibreOffice_project/10$Build-2</meta:generator>
    <meta:document-statistic meta:object-count="48"/>
  </office:meta>
</office:document-meta>
</file>